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ederko</text:p>
      <text:p text:style-name="P1">66 Commercial Street</text:p>
      <text:p text:style-name="P1">London E1 6LT</text:p>
      <text:p text:style-name="P1">Tel. 074 174 22 5 33</text:p>
      <text:p text:style-name="P1">e-mail: <text:a xlink:type="simple" xlink:href="mailto:shuvarek@gmail.com">shuvarek@gmail.com</text:a></text:p>
      <text:p text:style-name="P2">Secretary, Board of Management</text:p>
      <text:p text:style-name="P2">St. Gerald's College</text:p>
      <text:p text:style-name="P2">Newport Road</text:p>
      <text:p text:style-name="P2">Casltleford, NP2 7QS</text:p>
      <text:p text:style-name="P2"/>
      <text:p text:style-name="P2"/>
      <text:p text:style-name="P2">Dear Sir / Madam</text:p>
      <text:p text:style-name="P2"/>
      <text:p text:style-name="P2">Having recently seen your advert inviting for the Administrative Assistant role in your college, I am writing to outline the contribution I would be able to make to your organisation as a skilled fast typing computer literate and communicative assistant. </text:p>
      <text:p text:style-name="P2"/>
      <text:p text:style-name="P2">My typing speed is 50 words per minute, and I am familiar with office software like Microsoft Office package as well as OpenOffice.org / LibreOffice for not windows platform. The fast typing skills let me write at the speed of speech so I can be useful for dictating memos and letters. </text:p>
      <text:p text:style-name="P2"/>
      <text:p text:style-name="P2">In my voluntary works I was involved a lot helping people using computer office software, where I have to communicate clearly to clients making them familiar with the software and feeling comfortable with it.</text:p>
      <text:p text:style-name="P2"/>
      <text:p text:style-name="P2">I have never been involved to work generally with young people as this need formal qualification which I do not poses, but I would be happy to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u </meta:initial-creator>
    <meta:creation-date>2013-07-25T12:37:07</meta:creation-date>
    <dc:date>2013-07-25T13:03:40</dc:date>
    <dc:creator>shubu </dc:creator>
    <meta:editing-duration>PT22M1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4" meta:word-count="184" meta:character-count="1082" meta:non-whitespace-character-count="909"/>
  </office:meta>
</office:document-meta>
</file>